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left="1cm" fo:margin-right="1cm" fo:margin-top="0cm" fo:margin-bottom="0.499cm" loext:contextual-spacing="false" fo:text-indent="0cm" style:auto-text-indent="false"/>
    </style:style>
    <style:style style:name="P3" style:family="paragraph" style:parent-style-name="Heading_20_2">
      <style:paragraph-properties fo:margin-left="1cm" fo:margin-right="1cm" fo:text-indent="0cm" style:auto-text-indent="false"/>
    </style:style>
    <style:style style:name="T1" style:family="text">
      <style:text-properties style:font-name="MathJax Math" fo:font-style="italic"/>
    </style:style>
    <style:style style:name="T2" style:family="text">
      <style:text-properties style:font-name="MathJax Ma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conditions-and-loops"/>Conditions and Loops</text:h>
      <text:p text:style-name="Text_20_body">If you need <text:bookmark text:name="term-698"/><text:a xlink:type="simple" xlink:href="http://rosalind.info/glossary/python/" text:style-name="Internet_20_link" text:visited-style-name="Visited_20_Internet_20_Link">Python</text:a> to choose between two actions, then you can use an <text:span text:style-name="Source_20_Text">if</text:span>/<text:span text:style-name="Source_20_Text">else</text:span> statement. Try running this example code:</text:p>
      <text:p text:style-name="Preformatted_20_Text">a = 42</text:p>
      <text:p text:style-name="Preformatted_20_Text">if a &lt; 10:</text:p>
      <text:p text:style-name="Preformatted_20_Text"><text:s text:c="2"/>print 'the number is less than 10'</text:p>
      <text:p text:style-name="Preformatted_20_Text">else:</text:p>
      <text:p text:style-name="P1"><text:s text:c="2"/>print 'the number is greater or equal to 10'</text:p>
      <text:p text:style-name="Text_20_body">Note the indentation and punctuation (especially the colons), because they are important.</text:p>
      <text:p text:style-name="Text_20_body">If we leave out an <text:span text:style-name="Source_20_Text">else</text:span>, then the program continues on. Try running this program with different initial values of <text:span text:style-name="Source_20_Text">a</text:span> and <text:span text:style-name="Source_20_Text">b</text:span>:</text:p>
      <text:p text:style-name="Preformatted_20_Text">if a + b == 4:</text:p>
      <text:p text:style-name="Preformatted_20_Text"><text:s text:c="2"/>print 'printed when a + b equals four'</text:p>
      <text:p text:style-name="P1">print 'always printed'</text:p>
      <text:p text:style-name="Text_20_body">If you want to repeat an action several times, you can use a while loop. The following program prints <text:span text:style-name="Source_20_Text">Hello</text:span> once, then adds 1 to the <text:span text:style-name="Source_20_Text">greetings</text:span> counter. It then prints <text:span text:style-name="Source_20_Text">Hello</text:span> twice because <text:span text:style-name="Source_20_Text">greetings</text:span> is equal to 2, then adds 1 to <text:span text:style-name="Source_20_Text">greetings</text:span>. After printing <text:span text:style-name="Source_20_Text">Hello</text:span> three times, <text:span text:style-name="Source_20_Text">greetings</text:span> becomes 4, and the <text:span text:style-name="Source_20_Text">while</text:span> condition of <text:span text:style-name="Source_20_Text">greetings &lt;= 3</text:span> is no longer satisfied, so the program would continue past the <text:span text:style-name="Source_20_Text">while</text:span> loop.</text:p>
      <text:p text:style-name="Preformatted_20_Text">greetings = 1</text:p>
      <text:p text:style-name="Preformatted_20_Text">while greetings &lt;= 3:</text:p>
      <text:p text:style-name="Preformatted_20_Text"><text:s text:c="2"/>print 'Hello! ' * greetings</text:p>
      <text:p text:style-name="P1"><text:s text:c="2"/>greetings = greetings + 1</text:p>
      <text:p text:style-name="Text_20_body">Be careful! If you accidentally create an infinite loop, your program will freeze and you will have to abort it. Here's an example of an infinite loop. Make sure you see why it will never exit the <text:span text:style-name="Source_20_Text">while</text:span> loop:</text:p>
      <text:p text:style-name="Preformatted_20_Text">greetings = 1</text:p>
      <text:p text:style-name="Preformatted_20_Text">while greetings &lt;= 3:</text:p>
      <text:p text:style-name="Preformatted_20_Text"><text:s text:c="2"/>print 'Hello! ' * greetings</text:p>
      <text:p text:style-name="P1"><text:s text:c="2"/>greetings = greetings + 0 # Bug here</text:p>
      <text:p text:style-name="Text_20_body">If you want to carry out some action on every element of a list, the <text:span text:style-name="Source_20_Text">for</text:span> loop will be handy</text:p>
      <text:p text:style-name="Preformatted_20_Text">names = ['Alice', 'Bob', 'Charley']</text:p>
      <text:p text:style-name="Preformatted_20_Text">for name in names:</text:p>
      <text:p text:style-name="P1"><text:s text:c="2"/>print 'Hello, ' + name</text:p>
      <text:p text:style-name="Text_20_body">And if you want to repeat an action exactly <text:bookmark text:name="MathJax-Element-1-Frame"/><text:bookmark text:name="MathJax-Span-1"/><text:bookmark text:name="MathJax-Span-2"/><text:bookmark text:name="MathJax-Span-3"/><text:span text:style-name="T1">n</text:span></text:p>
      <text:p text:style-name="Text_20_body">times, you can use the following template:</text:p>
      <text:p text:style-name="Preformatted_20_Text">n = 10</text:p>
      <text:p text:style-name="Preformatted_20_Text">for i in range(n):</text:p>
      <text:p text:style-name="P1"><text:s text:c="2"/>print i</text:p>
      <text:p text:style-name="Text_20_body">In the above code, <text:span text:style-name="Source_20_Text">range</text:span> is a function that creates a list of integers between <text:bookmark text:name="MathJax-Element-2-Frame"/><text:bookmark text:name="MathJax-Span-4"/><text:bookmark text:name="MathJax-Span-5"/><text:bookmark text:name="MathJax-Span-6"/><text:span text:style-name="T2">0</text:span></text:p>
      <text:p text:style-name="Text_20_body"><text:soft-page-break/>and <text:bookmark text:name="MathJax-Element-3-Frame"/><text:bookmark text:name="MathJax-Span-7"/><text:bookmark text:name="MathJax-Span-8"/><text:bookmark text:name="MathJax-Span-9"/><text:span text:style-name="T1">n</text:span>, where <text:bookmark text:name="MathJax-Element-4-Frame"/><text:bookmark text:name="MathJax-Span-10"/><text:bookmark text:name="MathJax-Span-11"/><text:bookmark text:name="MathJax-Span-12"/><text:span text:style-name="T1">n</text:span></text:p>
      <text:p text:style-name="Quotations">is not included.</text:p>
      <text:p text:style-name="Quotations">Finally, try seeing what the following code prints when you run it:</text:p>
      <text:p text:style-name="P2">print range(5, 12)</text:p>
      <text:p text:style-name="Quotations">More information about loops and conditions can be found <text:a xlink:type="simple" xlink:href="http://docs.python.org/2/tutorial/controlflow.html" office:target-frame-name="_blank" xlink:show="new" text:style-name="Internet_20_link" text:visited-style-name="Visited_20_Internet_20_Link">in the Python documentation</text:a>.</text:p>
      <text:h text:style-name="Heading_20_2" text:outline-level="2"><text:bookmark text:name="problem"/>Problem</text:h>
      <text:p text:style-name="Text_20_body">Given: Two positive integers <text:bookmark text:name="MathJax-Element-5-Frame"/><text:bookmark text:name="MathJax-Span-13"/><text:bookmark text:name="MathJax-Span-14"/><text:bookmark text:name="MathJax-Span-15"/><text:span text:style-name="T1">a</text:span></text:p>
      <text:p text:style-name="Text_20_body">and <text:bookmark text:name="MathJax-Element-6-Frame"/><text:bookmark text:name="MathJax-Span-16"/><text:bookmark text:name="MathJax-Span-17"/><text:bookmark text:name="MathJax-Span-18"/><text:span text:style-name="T1">b</text:span> (<text:bookmark text:name="MathJax-Element-7-Frame"/><text:bookmark text:name="MathJax-Span-19"/><text:bookmark text:name="MathJax-Span-20"/><text:bookmark text:name="MathJax-Span-21"/><text:span text:style-name="T1">a</text:span><text:bookmark text:name="MathJax-Span-22"/><text:span text:style-name="T2">&lt;</text:span><text:bookmark text:name="MathJax-Span-23"/><text:span text:style-name="T1">b</text:span><text:bookmark text:name="MathJax-Span-24"/><text:span text:style-name="T2">&lt;</text:span><text:bookmark text:name="MathJax-Span-25"/><text:span text:style-name="T2">10000</text:span></text:p>
      <text:p text:style-name="Text_20_body">).</text:p>
      <text:p text:style-name="Text_20_body">Return: The sum of all odd integers from <text:bookmark text:name="MathJax-Element-8-Frame"/><text:bookmark text:name="MathJax-Span-26"/><text:bookmark text:name="MathJax-Span-27"/><text:bookmark text:name="MathJax-Span-28"/><text:span text:style-name="T1">a</text:span></text:p>
      <text:p text:style-name="Text_20_body">through <text:bookmark text:name="MathJax-Element-9-Frame"/><text:bookmark text:name="MathJax-Span-29"/><text:bookmark text:name="MathJax-Span-30"/><text:bookmark text:name="MathJax-Span-31"/><text:span text:style-name="T1">b</text:span></text:p>
      <text:p text:style-name="Text_20_body">, inclusively.</text:p>
      <text:h text:style-name="Heading_20_2" text:outline-level="2"><text:bookmark text:name="sample-dataset"/>Sample Dataset</text:h>
      <text:p text:style-name="P1">100 200</text:p>
      <text:h text:style-name="Heading_20_2" text:outline-level="2"><text:bookmark text:name="sample-output"/>Sample Output</text:h>
      <text:p text:style-name="P1">7500</text:p>
      <text:h text:style-name="P3" text:outline-level="2"><text:bookmark text:name="hint"/>Hint</text:h>
      <text:p text:style-name="Quotations">You can use <text:span text:style-name="Source_20_Text">a % 2 == 1</text:span> to test if a is od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 Main" svg:font-family="'MathJax Main'"/>
    <style:font-face style:name="MathJax Math" svg:font-family="'MathJax Math'"/>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47:03.023000000</meta:creation-date>
    <dc:date>2016-11-06T12:48:06.502000000</dc:date>
    <meta:editing-duration>PT1M4S</meta:editing-duration>
    <meta:editing-cycles>1</meta:editing-cycles>
    <meta:document-statistic meta:table-count="0" meta:image-count="0" meta:object-count="0" meta:page-count="2" meta:paragraph-count="50" meta:word-count="405" meta:character-count="2110" meta:non-whitespace-character-count="1737"/>
    <meta:generator>LibreOffice/5.1.5.2$Windows_x86 LibreOffice_project/7a864d8825610a8c07cfc3bc01dd4fce6a9447e5</meta:generator>
  </office:meta>
</office:document-meta>
</file>